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nux Libertine" svg:font-family="'Linux Libertine', Georgia, Times, serif"/>
    <style:font-face style:name="Mangal2" svg:font-family="Mangal"/>
    <style:font-face style:name="OpenSymbol" svg:font-family="OpenSymbol"/>
    <style:font-face style:name="sans-serif" svg:font-family="sans-serif"/>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ook Antiqua" svg:font-family="'Book Antiqua'"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style>
    <style:style style:name="P2" style:family="paragraph" style:parent-style-name="Text_20_body">
      <style:paragraph-properties fo:margin-left="0cm" fo:margin-right="0cm" fo:line-height="100%" fo:orphans="2" fo:widows="2" fo:text-indent="0cm" style:auto-text-indent="false"/>
    </style:style>
    <style:style style:name="P3" style:family="paragraph" style:parent-style-name="Text_20_body">
      <style:paragraph-properties fo:margin-left="0cm" fo:margin-right="0cm" fo:orphans="2" fo:widows="2" fo:text-indent="0cm" style:auto-text-indent="false"/>
      <style:text-properties fo:font-variant="normal" fo:text-transform="none" fo:color="#222222" style:font-name="sans-serif" fo:font-size="10.5pt" fo:letter-spacing="normal" fo:font-style="normal" fo:font-weight="normal"/>
    </style:style>
    <style:style style:name="P4" style:family="paragraph" style:parent-style-name="Text_20_body">
      <style:paragraph-properties fo:margin-left="0cm" fo:margin-right="0cm" fo:line-height="100%" fo:orphans="2" fo:widows="2" fo:text-indent="0cm" style:auto-text-indent="false" fo:padding="0cm" fo:border="none"/>
    </style:style>
    <style:style style:name="P5" style:family="paragraph" style:parent-style-name="Text_20_body">
      <style:paragraph-properties fo:margin-left="0cm" fo:margin-right="0cm" fo:margin-top="0cm" fo:margin-bottom="0cm" fo:text-align="center" style:justify-single-word="false" fo:orphans="2" fo:widows="2" fo:text-indent="0cm" style:auto-text-indent="false" fo:padding="0.079cm" fo:border="0.002cm solid #c8ccd1"/>
      <style:text-properties fo:font-variant="normal" fo:text-transform="none" fo:color="#0b0080" style:text-line-through-style="none" fo:letter-spacing="normal" style:text-underline-style="none" style:text-blinking="false" fo:background-color="#f8f9fa"/>
    </style:style>
    <style:style style:name="P6" style:family="paragraph" style:parent-style-name="Heading_20_3">
      <style:paragraph-properties fo:margin-left="0cm" fo:margin-right="0cm" fo:margin-top="0cm" fo:margin-bottom="0cm" fo:line-height="160%" fo:orphans="2" fo:widows="2" fo:text-indent="0cm" style:auto-text-indent="false" fo:background-color="#ffffff" fo:padding="0cm" fo:border="none">
        <style:background-image/>
      </style:paragraph-properties>
    </style:style>
    <style:style style:name="P7" style:family="paragraph" style:parent-style-name="Heading_20_4">
      <style:paragraph-properties fo:margin-left="0cm" fo:margin-right="0cm" fo:margin-top="0cm" fo:margin-bottom="0cm" fo:line-height="160%" fo:orphans="2" fo:widows="2" fo:text-indent="0cm" style:auto-text-indent="false" fo:background-color="#ffffff" fo:padding="0cm" fo:border="none">
        <style:background-image/>
      </style:paragraph-properties>
    </style:style>
    <style:style style:name="P8" style:family="paragraph" style:parent-style-name="Text_20_body">
      <style:paragraph-properties fo:margin-left="0.079cm" fo:margin-right="0cm" fo:text-align="start" style:justify-single-word="false" fo:orphans="2" fo:widows="2" fo:text-indent="0.397cm" style:auto-text-indent="false" fo:padding="0cm" fo:border="none"/>
      <style:text-properties fo:font-variant="normal" fo:text-transform="none" fo:color="#222222" style:font-name="sans-serif" fo:font-size="9pt" fo:letter-spacing="normal" fo:font-style="normal" fo:font-weight="normal" fo:background-color="#f8f9fa"/>
    </style:style>
    <style:style style:name="P9" style:family="paragraph" style:parent-style-name="Heading">
      <style:paragraph-properties fo:break-before="page"/>
    </style:style>
    <style:style style:name="P10" style:family="paragraph" style:parent-style-name="Heading">
      <style:paragraph-properties fo:text-align="center" style:justify-single-word="false" fo:break-before="page"/>
      <style:text-properties fo:font-size="12pt" style:font-size-asian="12pt" style:font-size-complex="12pt"/>
    </style:style>
    <style:style style:name="P11" style:family="paragraph" style:parent-style-name="Heading">
      <style:paragraph-properties fo:text-align="center" style:justify-single-word="false"/>
      <style:text-properties fo:color="#000000" fo:font-weight="bold" style:font-weight-asian="bold" style:font-weight-complex="bold"/>
    </style:style>
    <style:style style:name="P12" style:family="paragraph" style:parent-style-name="Heading_20_3">
      <style:paragraph-properties fo:margin-left="0cm" fo:margin-right="0cm" fo:margin-top="0cm" fo:margin-bottom="0cm" fo:line-height="160%" fo:orphans="2" fo:widows="2" fo:text-indent="0cm" style:auto-text-indent="false" fo:background-color="#ffffff" fo:padding="0cm" fo:border="none">
        <style:background-image/>
      </style:paragraph-properties>
    </style:style>
    <style:style style:name="P13" style:family="paragraph" style:parent-style-name="Heading_20_3">
      <style:paragraph-properties fo:margin-left="0cm" fo:margin-right="0cm" fo:margin-top="0cm" fo:margin-bottom="0cm" fo:line-height="160%" fo:orphans="2" fo:widows="2" fo:text-indent="0cm" style:auto-text-indent="false" fo:background-color="#ffffff" fo:padding="0cm" fo:border="none">
        <style:background-image/>
      </style:paragraph-properties>
      <style:text-properties fo:color="#000000" fo:font-size="10.5pt" style:font-size-asian="10.5pt" style:font-size-complex="10.5pt"/>
    </style:style>
    <style:style style:name="P14" style:family="paragraph" style:parent-style-name="Standard" style:master-page-name="">
      <style:paragraph-properties fo:margin-left="0cm" fo:margin-right="0cm" fo:margin-top="0.198cm" fo:margin-bottom="0.499cm" fo:text-align="center" style:justify-single-word="false" fo:orphans="2" fo:widows="2" fo:text-indent="0.053cm" style:auto-text-indent="false" style:page-number="auto"/>
      <style:text-properties fo:font-variant="normal" fo:text-transform="none" fo:color="#0f0f0f" style:font-name="Times New Roman" fo:font-size="12pt" fo:letter-spacing="normal" fo:language="en" fo:country="GB" fo:font-style="normal" fo:font-weight="normal" style:font-name-asian="Book Antiqua" style:font-size-asian="12pt" style:font-name-complex="Times New Roman1" style:font-size-complex="12pt" style:font-weight-complex="bold"/>
    </style:style>
    <style:style style:name="P15" style:family="paragraph" style:parent-style-name="Heading_20_2">
      <style:paragraph-properties fo:margin-left="0cm" fo:margin-right="0cm" fo:line-height="130%" fo:orphans="2" fo:widows="2" fo:text-indent="0cm" style:auto-text-indent="false" fo:background-color="#ffffff" fo:padding-left="0cm" fo:padding-right="0cm" fo:padding-top="0cm" fo:padding-bottom="0.049cm" fo:border-left="none" fo:border-right="none" fo:border-top="none" fo:border-bottom="0.002cm solid #a2a9b1">
        <style:background-image/>
      </style:paragraph-properties>
      <style:text-properties fo:font-size="10.5pt" fo:font-style="normal" style:text-underline-style="none" fo:font-weight="bold" style:font-size-asian="10.5pt" style:font-style-asian="normal" style:font-weight-asian="bold" style:font-size-complex="10.5pt" style:font-style-complex="normal" style:font-weight-complex="bold"/>
    </style:style>
    <style:style style:name="P16" style:family="paragraph" style:parent-style-name="Heading_20_2">
      <style:paragraph-properties fo:margin-left="0cm" fo:margin-right="0cm" fo:line-height="130%" fo:orphans="2" fo:widows="2" fo:text-indent="0cm" style:auto-text-indent="false" fo:background-color="#ffffff" fo:padding-left="0cm" fo:padding-right="0cm" fo:padding-top="0cm" fo:padding-bottom="0.049cm" fo:border-left="none" fo:border-right="none" fo:border-top="none" fo:border-bottom="0.002cm solid #a2a9b1">
        <style:background-image/>
      </style:paragraph-properties>
      <style:text-properties fo:color="#000000"/>
    </style:style>
    <style:style style:name="P17" style:family="paragraph" style:parent-style-name="Text_20_body">
      <style:paragraph-properties fo:margin-left="0cm" fo:margin-right="0cm" fo:line-height="100%" fo:orphans="2" fo:widows="2" fo:text-indent="0cm" style:auto-text-indent="false" fo:padding="0cm" fo:border="none"/>
      <style:text-properties fo:font-variant="normal" fo:text-transform="none" fo:color="#222222" style:font-name="sans-serif" fo:font-size="10.5pt" fo:letter-spacing="normal" fo:font-style="normal" fo:font-weight="normal"/>
    </style:style>
    <style:style style:name="P18" style:family="paragraph" style:parent-style-name="Text_20_body">
      <style:paragraph-properties fo:margin-left="0cm" fo:margin-right="0cm" fo:line-height="100%" fo:orphans="2" fo:widows="2" fo:text-indent="0cm" style:auto-text-indent="false" fo:padding="0cm" fo:border="none"/>
      <style:text-properties fo:font-variant="normal" fo:text-transform="none" fo:color="#000000" style:font-name="sans-serif" fo:font-size="10.5pt" fo:letter-spacing="normal" fo:font-style="normal" fo:font-weight="normal"/>
    </style:style>
    <style:style style:name="P19" style:family="paragraph" style:parent-style-name="Text_20_body" style:list-style-name="L1">
      <style:paragraph-properties fo:margin-left="0cm" fo:margin-right="0cm" fo:margin-top="0cm" fo:margin-bottom="0cm" fo:orphans="2" fo:widows="2" fo:text-indent="0cm" style:auto-text-indent="false" fo:padding="0cm" fo:border="none"/>
    </style:style>
    <style:style style:name="P20" style:family="paragraph" style:parent-style-name="Text_20_body">
      <style:paragraph-properties fo:margin-left="0cm" fo:margin-right="0cm" fo:orphans="2" fo:widows="2" fo:text-indent="0cm" style:auto-text-indent="false"/>
      <style:text-properties fo:font-variant="normal" fo:text-transform="none" fo:color="#222222" style:font-name="sans-serif" fo:font-size="10.5pt" fo:letter-spacing="normal" fo:font-style="normal" fo:font-weight="normal"/>
    </style:style>
    <style:style style:name="P21" style:family="paragraph" style:parent-style-name="Text_20_body">
      <style:paragraph-properties fo:margin-left="0cm" fo:margin-right="0cm" fo:orphans="2" fo:widows="2" fo:text-indent="0cm" style:auto-text-indent="false"/>
      <style:text-properties fo:color="#000000"/>
    </style:style>
    <style:style style:name="P22" style:family="paragraph" style:parent-style-name="Text_20_body">
      <style:paragraph-properties fo:margin-left="0cm" fo:margin-right="0cm" fo:line-height="100%" fo:orphans="2" fo:widows="2" fo:text-indent="0cm" style:auto-text-indent="false"/>
      <style:text-properties fo:color="#000000"/>
    </style:style>
    <style:style style:name="P23" style:family="paragraph" style:parent-style-name="Text_20_body" style:list-style-name="L2">
      <style:text-properties fo:language="et" fo:country="EE"/>
    </style:style>
    <style:style style:name="P24" style:family="paragraph" style:parent-style-name="Text_20_body" style:list-style-name="L1">
      <style:paragraph-properties fo:margin-top="0cm" fo:margin-bottom="0cm" fo:orphans="2" fo:widows="2" fo:padding="0cm" fo:border="none"/>
      <style:text-properties fo:font-variant="normal" fo:text-transform="none" fo:color="#222222" style:font-name="sans-serif" fo:font-size="10.5pt" fo:letter-spacing="normal" fo:font-style="normal" fo:font-weight="normal"/>
    </style:style>
    <style:style style:name="P25" style:family="paragraph" style:parent-style-name="Text_20_body" style:list-style-name="L1">
      <style:paragraph-properties fo:margin-top="0cm" fo:margin-bottom="0cm" fo:orphans="2" fo:widows="2" fo:padding="0cm" fo:border="none"/>
    </style:style>
    <style:style style:name="P26" style:family="paragraph" style:parent-style-name="Heading_20_1">
      <style:text-properties fo:font-weight="bold" style:font-weight-asian="bold" style:font-weight-complex="bold"/>
    </style:style>
    <style:style style:name="P27" style:family="paragraph" style:parent-style-name="Heading_20_1">
      <style:text-properties fo:color="#000000"/>
    </style:style>
    <style:style style:name="P28" style:family="paragraph" style:parent-style-name="Heading_20_1">
      <style:text-properties fo:color="#000000" fo:font-weight="bold" style:font-weight-asian="bold" style:font-weight-complex="bold"/>
    </style:style>
    <style:style style:name="P29" style:family="paragraph" style:parent-style-name="Heading_20_1">
      <style:paragraph-properties fo:break-before="page"/>
    </style:style>
    <style:style style:name="P30" style:family="paragraph" style:parent-style-name="_3f__3f__3f__3f__3f__3f__3f__20_1_7e_LT_7e_Gliederung_20_1">
      <style:paragraph-properties fo:margin-left="0cm" fo:margin-right="0cm" fo:margin-top="0.198cm" fo:margin-bottom="0.499cm" fo:text-align="center" style:justify-single-word="false" fo:orphans="2" fo:widows="2" fo:text-indent="0cm" style:auto-text-indent="false"/>
      <style:text-properties fo:font-variant="normal" fo:text-transform="none" fo:color="#000000" style:font-name="Times New Roman" fo:font-size="12pt" fo:letter-spacing="normal" fo:language="en" fo:country="US" fo:font-style="normal" fo:font-weight="normal" style:font-name-asian="Book Antiqua" style:font-size-asian="12pt" style:font-name-complex="Times New Roman1" style:font-size-complex="12pt" style:font-weight-complex="bold"/>
    </style:style>
    <style:style style:name="P31" style:family="paragraph" style:parent-style-name="_3f__3f__3f__3f__3f__3f__3f__20_1_7e_LT_7e_Gliederung_20_1" style:master-page-name="Standard">
      <style:paragraph-properties fo:margin-top="0.198cm" fo:margin-bottom="0.499cm" fo:text-align="center" style:justify-single-word="false" style:page-number="auto"/>
    </style:style>
    <style:style style:name="P32" style:family="paragraph" style:parent-style-name="_3f__3f__3f__3f__3f__3f__3f__20_1_7e_LT_7e_Gliederung_20_1">
      <style:paragraph-properties fo:margin-top="0.198cm" fo:margin-bottom="0.499cm" fo:text-align="center" style:justify-single-word="false"/>
    </style:style>
    <style:style style:name="P33" style:family="paragraph" style:parent-style-name="_3f__3f__3f__3f__3f__3f__3f__20_1_7e_LT_7e_Gliederung_20_1">
      <style:paragraph-properties fo:margin-top="0.198cm" fo:margin-bottom="0.499cm"/>
      <style:text-properties fo:color="#000000" style:font-name="Times New Roman" fo:font-size="12pt" fo:language="et" fo:country="EE" style:font-name-asian="Book Antiqua" style:font-size-asian="12pt" style:font-name-complex="Times New Roman1" style:font-size-complex="12pt" style:font-weight-complex="bold"/>
    </style:style>
    <style:style style:name="P34" style:family="paragraph" style:parent-style-name="_3f__3f__3f__3f__3f__3f__3f__20_1_7e_LT_7e_Gliederung_20_1">
      <style:paragraph-properties fo:margin-top="0.198cm" fo:margin-bottom="0.499cm" fo:text-align="end" style:justify-single-word="false"/>
      <style:text-properties fo:color="#000000" style:font-name="Times New Roman" fo:font-size="12pt" fo:language="et" fo:country="EE" style:font-name-asian="Book Antiqua" style:font-size-asian="12pt" style:font-name-complex="Times New Roman1" style:font-size-complex="12pt" style:font-weight-complex="bold"/>
    </style:style>
    <style:style style:name="P35" style:family="paragraph" style:parent-style-name="_3f__3f__3f__3f__3f__3f__3f__20_1_7e_LT_7e_Gliederung_20_1">
      <style:paragraph-properties fo:margin-top="0.198cm" fo:margin-bottom="0.499cm" fo:text-align="center" style:justify-single-word="false"/>
      <style:text-properties fo:color="#000000" style:font-name="Times New Roman" fo:font-size="12pt" fo:language="en" fo:country="GB" style:font-name-asian="Book Antiqua" style:font-size-asian="12pt" style:font-name-complex="Times New Roman1" style:font-size-complex="12pt" style:font-weight-complex="bold"/>
    </style:style>
    <style:style style:name="P36" style:family="paragraph" style:parent-style-name="_3f__3f__3f__3f__3f__3f__3f__20_1_7e_LT_7e_Gliederung_20_1">
      <style:paragraph-properties fo:margin-top="0.198cm" fo:margin-bottom="0.499cm" fo:text-align="center" style:justify-single-word="false"/>
      <style:text-properties fo:color="#000000" style:font-name="Times New Roman" fo:font-size="12pt" fo:language="ru" fo:country="RU" style:font-name-asian="Book Antiqua" style:font-size-asian="12pt" style:font-name-complex="Times New Roman1" style:font-size-complex="12pt" style:font-weight-complex="bold"/>
    </style:style>
    <style:style style:name="P37" style:family="paragraph" style:parent-style-name="_3f__3f__3f__3f__3f__3f__3f__20_1_7e_LT_7e_Gliederung_20_1">
      <style:paragraph-properties fo:margin-top="0.198cm" fo:margin-bottom="0.499cm" fo:text-align="end" style:justify-single-word="false"/>
      <style:text-properties fo:color="#000000" style:font-name="Times New Roman" fo:font-size="12pt" fo:language="ru" fo:country="RU" style:font-name-asian="Book Antiqua" style:font-size-asian="12pt" style:font-name-complex="Times New Roman1" style:font-size-complex="12pt" style:font-weight-complex="bold"/>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4">
      <style:paragraph-properties>
        <style:tab-stops>
          <style:tab-stop style:position="15.503cm" style:type="right" style:leader-style="dotted" style:leader-text="."/>
        </style:tab-stops>
      </style:paragraph-properties>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weight="bold"/>
    </style:style>
    <style:style style:name="T2" style:family="text">
      <style:text-properties fo:font-variant="normal" fo:text-transform="none" fo:color="#222222" style:font-name="sans-serif" fo:font-size="10.5pt" fo:letter-spacing="normal" fo:font-style="normal" fo:font-weight="bold"/>
    </style:style>
    <style:style style:name="T3" style:family="text">
      <style:text-properties fo:font-variant="normal" fo:text-transform="none" fo:color="#222222" style:font-name="sans-serif" fo:font-size="10.5pt" fo:letter-spacing="normal" fo:font-style="normal" fo:font-weight="normal"/>
    </style:style>
    <style:style style:name="T4" style:family="text">
      <style:text-properties fo:font-variant="normal" fo:text-transform="none" fo:color="#222222" style:font-name="sans-serif" fo:font-size="10.5pt" fo:letter-spacing="normal" fo:language="en" fo:country="US" fo:font-style="normal" fo:font-weight="bold"/>
    </style:style>
    <style:style style:name="T5" style:family="text">
      <style:text-properties fo:font-variant="normal" fo:text-transform="none" fo:color="#222222" style:font-name="sans-serif" fo:letter-spacing="normal" fo:font-style="normal" fo:font-weight="bold"/>
    </style:style>
    <style:style style:name="T6" style:family="text">
      <style:text-properties fo:font-variant="normal" fo:text-transform="none" fo:color="#0b0080" style:text-line-through-style="none" style:font-name="sans-serif" fo:font-size="10.5pt" fo:letter-spacing="normal" fo:font-style="normal" style:text-underline-style="none" fo:font-weight="normal" style:text-blinking="false"/>
    </style:style>
    <style:style style:name="T7" style:family="text">
      <style:text-properties fo:font-variant="normal" fo:text-transform="none" fo:color="#a55858" style:text-line-through-style="none" style:font-name="sans-serif" fo:font-size="10.5pt" fo:letter-spacing="normal" fo:font-style="normal" style:text-underline-style="none" fo:font-weight="normal" style:text-blinking="false"/>
    </style:style>
    <style:style style:name="T8" style:family="text">
      <style:text-properties fo:font-variant="normal" fo:text-transform="none" fo:color="#000000" style:font-name="sans-serif" fo:font-size="10.5pt" fo:letter-spacing="normal" fo:font-style="normal" fo:font-weight="bold"/>
    </style:style>
    <style:style style:name="T9" style:family="text">
      <style:text-properties fo:font-variant="normal" fo:text-transform="none" fo:color="#000000" style:font-name="sans-serif" fo:font-size="10.5pt" fo:letter-spacing="normal" fo:font-style="normal" fo:font-weight="normal"/>
    </style:style>
    <style:style style:name="T10" style:family="text">
      <style:text-properties fo:font-variant="normal" fo:text-transform="none" fo:color="#000000" style:font-name="sans-serif" fo:font-size="10.5pt" fo:letter-spacing="normal" fo:language="en" fo:country="US" fo:font-style="normal" fo:font-weight="bold"/>
    </style:style>
    <style:style style:name="T11" style:family="text">
      <style:text-properties fo:font-variant="normal" fo:text-transform="none" fo:color="#000000" style:font-name="sans-serif" fo:font-size="10.5pt" fo:letter-spacing="normal" fo:font-style="italic" fo:font-weight="normal"/>
    </style:style>
    <style:style style:name="T12" style:family="text">
      <style:text-properties fo:font-variant="normal" fo:text-transform="none" fo:color="#000000" style:font-name="sans-serif" fo:letter-spacing="normal" fo:font-style="normal" fo:font-weight="bold"/>
    </style:style>
    <style:style style:name="T13" style:family="text">
      <style:text-properties fo:font-variant="normal" fo:text-transform="none" fo:color="#000000" style:font-name="Linux Libertine" fo:font-size="10.5pt" fo:letter-spacing="normal" fo:font-style="normal"/>
    </style:style>
    <style:style style:name="T14" style:family="text">
      <style:text-properties fo:font-variant="normal" fo:text-transform="none" fo:color="#000000" style:font-name="Linux Libertine" fo:letter-spacing="normal"/>
    </style:style>
    <style:style style:name="T15" style:family="text">
      <style:text-properties fo:font-variant="normal" fo:text-transform="none" fo:color="#000000" style:font-name="Linux Libertine" fo:letter-spacing="normal" fo:font-style="normal" fo:font-weight="normal"/>
    </style:style>
    <style:style style:name="T16" style:family="text">
      <style:text-properties fo:font-variant="normal" fo:text-transform="none" fo:color="#000000" style:text-line-through-style="none" style:font-name="sans-serif" fo:font-size="10.5pt" fo:letter-spacing="normal" fo:font-style="normal" style:text-underline-style="none" fo:font-weight="normal" style:text-blinking="false"/>
    </style:style>
    <style:style style:name="T17" style:family="text">
      <style:text-properties fo:font-variant="normal" fo:text-transform="none" style:font-name="sans-serif" fo:font-size="10.5pt" fo:letter-spacing="normal" fo:font-style="normal" fo:font-weight="bold"/>
    </style:style>
    <style:style style:name="T18" style:family="text">
      <style:text-properties fo:font-variant="normal" fo:text-transform="none" style:font-name="sans-serif" fo:font-size="10.5pt" fo:letter-spacing="normal" fo:font-style="normal" fo:font-weight="normal"/>
    </style:style>
    <style:style style:name="T19" style:family="text">
      <style:text-properties fo:font-variant="normal" fo:text-transform="none" style:font-name="sans-serif" fo:letter-spacing="normal" fo:font-style="normal" fo:font-weight="bold"/>
    </style:style>
    <style:style style:name="T20" style:family="text">
      <style:text-properties fo:font-variant="normal" fo:text-transform="none" style:text-line-through-style="none" style:font-name="sans-serif" fo:font-size="10.5pt" fo:letter-spacing="normal" fo:font-style="normal" style:text-underline-style="none" fo:font-weight="normal" style:text-blinking="false"/>
    </style:style>
    <style:style style:name="T21" style:family="text">
      <style:text-properties fo:font-variant="normal" fo:text-transform="none" style:font-name="Linux Libertine" fo:font-size="10.5pt" fo:letter-spacing="normal" fo:font-style="normal"/>
    </style:style>
    <style:style style:name="T22" style:family="text">
      <style:text-properties fo:font-variant="normal" fo:text-transform="none" style:font-name="Linux Libertine" fo:letter-spacing="normal" fo:font-style="normal" fo:font-weight="normal"/>
    </style:style>
    <style:style style:name="T23" style:family="text">
      <style:text-properties fo:font-style="italic"/>
    </style:style>
    <style:style style:name="T24" style:family="text">
      <style:text-properties fo:color="#000000" style:font-name="Times New Roman" fo:font-size="12pt" style:font-name-asian="Book Antiqua" style:font-size-asian="12pt" style:font-name-complex="Times New Roman1" style:font-size-complex="12pt" style:font-weight-complex="bold"/>
    </style:style>
    <style:style style:name="T25" style:family="text">
      <style:text-properties fo:color="#000000" style:font-name="Times New Roman" fo:font-size="12pt" fo:language="et" fo:country="EE" style:font-name-asian="Book Antiqua" style:font-size-asian="12pt" style:font-name-complex="Times New Roman1" style:font-size-complex="12pt" style:font-weight-complex="bold"/>
    </style:style>
    <style:style style:name="T26" style:family="text">
      <style:text-properties fo:color="#000000" style:font-name="Times New Roman" fo:font-size="12pt" fo:language="en" fo:country="US" style:font-name-asian="Book Antiqua" style:font-size-asian="12pt" style:font-name-complex="Times New Roman1" style:font-size-complex="12pt" style:font-weight-complex="bold"/>
    </style:style>
    <style:style style:name="T27" style:family="text">
      <style:text-properties fo:language="et" fo:country="EE"/>
    </style:style>
    <style:style style:name="T28" style:family="text">
      <style:text-properties fo:color="#222222" style:font-name="sans-serif" fo:font-size="10.5pt" fo:font-weight="bold"/>
    </style:style>
    <style:style style:name="T29" style:family="text">
      <style:text-properties fo:language="en" fo:country="US"/>
    </style:style>
    <style:style style:name="fr1" style:family="graphic" style:parent-style-name="Graphics">
      <style:graphic-properties fo:margin-left="0cm" fo:margin-right="0cm" fo:margin-top="0cm" fo:margin-bottom="0cm" style:vertical-pos="top" style:vertical-rel="baseline" fo:padding="0cm" fo:border="0.002cm solid #c8ccd1"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035cm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24">Tallinna T</text:span><text:span text:style-name="T25">ööstushariduskeskus</text:span></text:p>
      <text:p text:style-name="P32"><text:span text:style-name="T24">I</text:span><text:span text:style-name="T26">T</text:span><text:span text:style-name="T24"> eriala</text:span></text:p>
      <text:p text:style-name="P33"/>
      <text:p text:style-name="P33"/>
      <text:p text:style-name="P33"/>
      <text:p text:style-name="P14">Android ja iOS.</text:p>
      <text:p text:style-name="P35">Refarat</text:p>
      <text:p text:style-name="P36"/>
      <text:p text:style-name="P36"/>
      <text:p text:style-name="P36"/>
      <text:p text:style-name="P36"/>
      <text:p text:style-name="P37"><text:span text:style-name="T27">Õpetaja</text:span>: <text:span text:style-name="T27">Nagel</text:span></text:p>
      <text:p text:style-name="P37"><text:span text:style-name="T27">Õpilane</text:span>: <text:span text:style-name="T27">Galina Kudinova</text:span></text:p>
      <text:p text:style-name="P34">Targv17</text:p>
      <text:p text:style-name="P36"/>
      <text:p text:style-name="P36"/>
      <text:p text:style-name="P36"/>
      <text:p text:style-name="P36"/>
      <text:p text:style-name="P36"/>
      <text:p text:style-name="P36"><text:bookmark text:name="_GoBack"/></text:p>
      <text:p text:style-name="P36"/>
      <text:p text:style-name="P30"><text:span text:style-name="T28">Tallinn</text:span></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text:soft-page-break/>Оглавление</text:p>
          </text:index-title>
          <text:p text:style-name="P38">Ajalugu<text:tab/>3</text:p>
          <text:p text:style-name="P38">Versioonid<text:tab/>3</text:p>
          <text:p text:style-name="P38">iOS (varasema nimega iPhone OS) on Apple'i arendatav mobiilsete seadmete operatsioonisüsteem.<text:tab/>5</text:p>
          <text:p text:style-name="P38">Ajalugu<text:tab/>5</text:p>
          <text:p text:style-name="P38">Tunnusjooned<text:tab/>5</text:p>
          <text:p text:style-name="P40">Avakuva<text:tab/>5</text:p>
          <text:p text:style-name="P40">Kaustad<text:tab/>5</text:p>
          <text:p text:style-name="P40">Multitegumtöö<text:tab/>5</text:p>
          <text:p text:style-name="P39">Rakenduste vahetamine<text:tab/>6</text:p>
          <text:p text:style-name="P41">Arendus<text:tab/>6</text:p>
          <text:p text:style-name="P40">SDK<text:tab/>6</text:p>
          <text:p text:style-name="P41">Jailbreaking<text:tab/>6</text:p>
          <text:p text:style-name="P38">MIS ON OPERATSIOONISÜSTEEMI AVALDUS JA SULGEMINE?<text:tab/>7</text:p>
          <text:p text:style-name="P38">MEESKONNA ASSIGNEERIMINE, TULEMUS JA HIND<text:tab/>8</text:p>
          <text:p text:style-name="P38">ANDROIDI JA HAYFONI PROGRAMMID JA LISAD<text:tab/>8</text:p>
          <text:p text:style-name="P38">OPERATSIOONISÜSTEEMI FUNKTSIOONID<text:tab/>9</text:p>
          <text:p text:style-name="P38">OSA HALDAMISE SUHTES KOHTA<text:tab/>9</text:p>
          <text:p text:style-name="P38">iOS-i versus Android: kes esimesena mõtlesid välja <text:s text:c="2"/>peamist uuendamist ?<text:tab/>9</text:p>
          <text:p text:style-name="P38">Tekstiga töötamine<text:tab/>9</text:p>
          <text:p text:style-name="P38">Voice Assistant<text:tab/>10</text:p>
          <text:p text:style-name="P38">Teavituskeskus ja kiirvõtmed<text:tab/>10</text:p>
          <text:p text:style-name="P38">Mitmekordne ja multivalgus<text:tab/>11</text:p>
          <text:p text:style-name="P38">Kaitse<text:tab/>12</text:p>
          <text:p text:style-name="P38"> Kokkuvõtte<text:tab/>14</text:p>
        </text:index-body>
      </text:table-of-content>
      <text:p text:style-name="P30"><text:span text:style-name="T4"/></text:p>
      <text:p text:style-name="P10"><text:span text:style-name="T5">Android Ajalugu</text:span></text:p>
      <text:p text:style-name="Heading"><text:span text:style-name="T4"><text:tab/></text:span><text:span text:style-name="T10">A</text:span><text:span text:style-name="T8">ndroid</text:span><text:span text:style-name="T9"> on tarkvarakomplekt elektroonikaseadmetele, mis hõlmab </text:span><text:span text:style-name="T16">operatsioonisüsteemi</text:span><text:span text:style-name="T9">, vahetarkvara ja peamisi rakendusi.</text:span></text:p>
      <text:p text:style-name="P4"><text:span text:style-name="T9"><text:tab/>Android kasutab </text:span><text:span text:style-name="T16">Linuxi tuuma</text:span><text:span text:style-name="T9"> muudetud versiooni. Operatsioonisüsteemi töötas algul välja </text:span><text:a xlink:type="simple" xlink:href="https://et.wikipedia.org/w/index.php?title=Android_(ettevõte)&amp;action=edit&amp;redlink=1" text:style-name="Internet_20_link" text:visited-style-name="Visited_20_Internet_20_Link"><text:span text:style-name="T16">Android Inc.</text:span></text:a><text:span text:style-name="T9">, mille ostis </text:span><text:span text:style-name="T16">Google</text:span><text:span text:style-name="T9">, nüüd aga </text:span><text:a xlink:type="simple" xlink:href="https://et.wikipedia.org/w/index.php?title=Open_Handset_Alliance&amp;action=edit&amp;redlink=1" text:style-name="Internet_20_link" text:visited-style-name="Visited_20_Internet_20_Link"><text:span text:style-name="T16">Open Handset Alliance</text:span></text:a><text:span text:style-name="T9">.</text:span></text:p>
      <text:p text:style-name="P1"><text:span text:style-name="T9"><text:tab/>Android avalikustati </text:span><text:span text:style-name="T16">5. novembril</text:span><text:span text:style-name="T9"> </text:span><text:span text:style-name="T16">2007</text:span><text:span text:style-name="T9"> koos Open Handset Alliance'i asutamisega. Google väljastas enamiku </text:span><text:span text:style-name="T16">lähtekoodist</text:span><text:span text:style-name="T9">, kasutades </text:span><text:a xlink:type="simple" xlink:href="https://et.wikipedia.org/w/index.php?title=Apache%27i_litsents&amp;action=edit&amp;redlink=1" text:style-name="Internet_20_link" text:visited-style-name="Visited_20_Internet_20_Link"><text:span text:style-name="T16">Apache'i litsentsi</text:span></text:a><text:span text:style-name="T9">, </text:span><text:span text:style-name="T16">vaba tarkvara</text:span><text:span text:style-name="T9"> ja </text:span><text:span text:style-name="T16">avatud lähtekoodi</text:span><text:span text:style-name="T9"> litsentsi.</text:span></text:p>
      <text:p text:style-name="P18"><text:tab/>Google teatas 16. veebruaril 2010, et päevas saadetakse välja 60 000 Android OS-iga mobiiltelefoni.</text:p>
      <text:h text:style-name="Heading_20_1" text:outline-level="1"><text:bookmark text:name="Ajalugu"/><text:span text:style-name="T8">Ajalugu</text:span></text:h>
      <text:p text:style-name="P1"><text:span text:style-name="T16"><text:tab/>2005</text:span><text:span text:style-name="T9">. aasta juulis ostis Google ära pisikese </text:span><text:span text:style-name="T16">tarkvaraettevõtte</text:span><text:span text:style-name="T9"> Android, mis tegutses </text:span><text:span text:style-name="T16">Californias</text:span><text:span text:style-name="T9"> </text:span><text:span text:style-name="T16">Palo Altos</text:span><text:span text:style-name="T9">. Sel ajal oli ettevõttest vähe teada peale selle, et ta tootis mobiilseadmetele tarkvara. Androidi töötajad, sealhulgas </text:span><text:a xlink:type="simple" xlink:href="https://et.wikipedia.org/w/index.php?title=Andy_Rubin&amp;action=edit&amp;redlink=1" text:style-name="Internet_20_link" text:visited-style-name="Visited_20_Internet_20_Link"><text:span text:style-name="T16">Andy Rubin</text:span></text:a><text:span text:style-name="T9">, jätkasid tööd Google'i heaks.</text:span></text:p>
      <text:p text:style-name="P21"><text:span text:style-name="T18"><text:tab/>Rubini juhitav töörühm töötas välja mobiilseadmete platvormi, mis põhines Linuxi tuumal. Seda levitasid käsitelefonide tootjad ja mobiilsideoperaatorid, sest see süsteem oli paindlik ja uuendatav. Google oli varem teatanud paljudele </text:span><text:span text:style-name="T20">riistvarakomponente</text:span><text:span text:style-name="T18"> ja tarkvara tootvatele partneritele, et see platvorm on Google'i partneritele avatud mitmesuguse koostöö jaoks.</text:span></text:p>
      <text:p text:style-name="P1"><text:span text:style-name="T16"><text:tab/>2006</text:span><text:span text:style-name="T9">. aasta detsembris hakkasid levima kuuldused, et Google kavatseb mobiiltelefone müüma hakata. </text:span><text:span text:style-name="T16">BBC</text:span><text:span text:style-name="T9"> ja </text:span><text:span text:style-name="T16">The Wall Street Journali</text:span><text:span text:style-name="T9"> uurimused näitasid, et Google soovib oma </text:span><text:span text:style-name="T16">otsimootori</text:span><text:span text:style-name="T9"> ja rakenduste lisamist mobiiltelefonidele ning töötab kõvasti selle eesmärgi saavutamiseks. Trüki- ja võrgumeediaväljaanded teatasid peagi, et Google töötab välja omaenda tootesarja mobiiltelefoni. Järgnesid teadaanded, et Google on määranud kindlaks oma toodete tehnilised andmed ning näidanud oma prototüüpe mobiiltelefonitootjatele ja </text:span><text:a xlink:type="simple" xlink:href="https://et.wikipedia.org/w/index.php?title=Võrguoperaator&amp;action=edit&amp;redlink=1" text:style-name="Internet_20_link" text:visited-style-name="Visited_20_Internet_20_Link"><text:span text:style-name="T16">võrguoperaatoritele</text:span></text:a><text:span text:style-name="T9">. 2007. aasta septembris teatas ajakiri InformationWeek, et Google on esitanud hulgaliselt </text:span><text:a xlink:type="simple" xlink:href="https://et.wikipedia.org/w/index.php?title=Patenditaotlus&amp;action=edit&amp;redlink=1" text:style-name="Internet_20_link" text:visited-style-name="Visited_20_Internet_20_Link"><text:span text:style-name="T16">patenditaotlusi</text:span></text:a><text:span text:style-name="T9">mobiiltelefonide valdkonnas.</text:span></text:p>
      <text:p text:style-name="P1"><text:span text:style-name="T9"><text:tab/>Lõpuks tutvustas Google oma nutitelefoni </text:span><text:a xlink:type="simple" xlink:href="https://et.wikipedia.org/w/index.php?title=Nexus_One&amp;action=edit&amp;redlink=1" text:style-name="Internet_20_link" text:visited-style-name="Visited_20_Internet_20_Link"><text:span text:style-name="T16">Nexus One</text:span></text:a><text:span text:style-name="T9">, mis kasutas operatsioonisüsteemi Android. Seadet toodab </text:span><text:span text:style-name="T16">Taiwanis</text:span><text:span text:style-name="T9"> asuv HTC Corporation ja seda müüakse alates </text:span><text:span text:style-name="T16">5. jaanuarist</text:span><text:span text:style-name="T9"> </text:span><text:span text:style-name="T16">2010</text:span><text:span text:style-name="T9">.</text:span></text:p>
      <text:p text:style-name="P17"/>
      <text:h text:style-name="P26" text:outline-level="1"><text:bookmark text:name="Versioonid"/><text:span text:style-name="T13">Versioonid</text:span></text:h>
      <text:p text:style-name="P5"><draw:a xlink:type="simple" xlink:href="https://et.wikipedia.org/wiki/Fail:Android_UI.jpg"><draw:frame draw:style-name="fr1" draw:name="Графический объект1" text:anchor-type="as-char" svg:width="5.891cm" svg:height="4.436cm" draw:z-index="0"><draw:image xlink:href="https://upload.wikimedia.org/wikipedia/commons/thumb/f/fd/Android_UI.jpg/220px-Android_UI.jpg" xlink:type="simple" xlink:show="embed" xlink:actuate="onLoad"/></draw:frame></draw:a></text:p>
      <text:p text:style-name="P8">Android nutitelefon</text:p>
      <text:p text:style-name="P3"><text:tab/>Pärast esmast väljalaset on Androidil olnud palju uuendusi. Need baasoperatsioonisüsteemi uuendused on olulised selleks, et parandada vigu ja lisada uusi elemente. Üldiselt on iga versioon välja töötatud koodnime all, mis tuleb ingliskeelsest magustoidunimest. Koodnimed väljastati tähestikulises järjekorras: Cupcake, Donut, Eclair, Froyo, Gingerbread, Honeycomb, Ice Cream Sandwich, Jelly Bean, KitKat, Lollipop ja Marshmallow. Esimese kahe versiooni nimed olid Astro ja Bender, aga neid nimesid ei saanud kasutada kaubamärgi põhjustel.</text:p>
      <text:list xml:id="list6146280783294408595" text:style-name="L1">
        <text:list-item>
          <text:p text:style-name="P19"><text:span text:style-name="T2">Beetaversioon</text:span><text:span text:style-name="T3"> avaldati 5. novembril 2007, SDK (tarkvaraarenduskomplekt) avaldati 12. novembril 2007.</text:span></text:p>
        </text:list-item>
        <text:list-item>
          <text:p text:style-name="P24"><text:soft-page-break/><text:span text:style-name="T1">1.0 Android</text:span> avaldati 23. septembril 2008. Tuli ka esimene Androidi operatsioonisüsteemiga seade, milleks oli HTC Dream (G1).</text:p>
        </text:list-item>
        <text:list-item>
          <text:p text:style-name="P24"><text:span text:style-name="T1">1.1 Android</text:span> avaldati 9. veebruaril 2009 ja oli ainult T-Mobile G1-le.</text:p>
        </text:list-item>
        <text:list-item>
          <text:p text:style-name="P24"><text:span text:style-name="T1">1.5 Cupcake</text:span> avaldati 30. aprillil 2009 ja see põhineb Linuxi tuuma versioonil 2.6.27.</text:p>
        </text:list-item>
        <text:list-item>
          <text:p text:style-name="P24"><text:span text:style-name="T1">1.6 Donut</text:span> avaldati 15. septembril 2009 ja põhineb Linuxi tuuma versioonil 2.6.29.</text:p>
        </text:list-item>
        <text:list-item>
          <text:p text:style-name="P24"><text:span text:style-name="T1">2.0/2.0.1/2.1 Eclair</text:span> avaldati 30. aprillil 2009 ja põhineb Linuxi tuuma versioonil 2.6.27. Vahel nimetatakse 2.1 versiooni nimega Flan, kuid ametlik nimi on tal endistviisi Eclair.</text:p>
        </text:list-item>
        <text:list-item>
          <text:p text:style-name="P24"><text:span text:style-name="T1">2.2.x Froyo</text:span> avaldati 20. mail 2010 ja see põhineb Linuxi tuuma versioonil 2.6.32.</text:p>
        </text:list-item>
        <text:list-item>
          <text:p text:style-name="P24"><text:span text:style-name="T1">2.3.x Gingerbread</text:span> avaldati 6. detsembil 2010 ja põhineb Linuxi tuuma versioonil 2.6.35.</text:p>
        </text:list-item>
        <text:list-item>
          <text:p text:style-name="P24"><text:span text:style-name="T1">3.x Honeycomb</text:span> 3.0 avaldati 22. veebruaril 2011. On olemas ka versioonid 3.1 ja 3.2. 3.x Honeycomb on mõeldud tahvelarvutitele. Põhineb Linuxi tuumal 2.6.36.</text:p>
        </text:list-item>
        <text:list-item>
          <text:p text:style-name="P25"><text:span text:style-name="T2">4.0.x Ice Cream Sandwich</text:span><text:span text:style-name="T3"> avaldati koos Galaxy Nexusega (</text:span><text:a xlink:type="simple" xlink:href="https://et.wikipedia.org/wiki/Samsung" text:style-name="Internet_20_link" text:visited-style-name="Visited_20_Internet_20_Link"><text:span text:style-name="T6">Samsung</text:span></text:a><text:span text:style-name="T3">/</text:span><text:a xlink:type="simple" xlink:href="https://et.wikipedia.org/wiki/Google" text:style-name="Internet_20_link" text:visited-style-name="Visited_20_Internet_20_Link"><text:span text:style-name="T6">Google</text:span></text:a><text:span text:style-name="T3"> </text:span><text:a xlink:type="simple" xlink:href="https://et.wikipedia.org/w/index.php?title=GT-I9250&amp;action=edit&amp;redlink=1" text:style-name="Internet_20_link" text:visited-style-name="Visited_20_Internet_20_Link"><text:span text:style-name="T7">GT-I9250</text:span></text:a><text:span text:style-name="T3">) 19. oktoobril 2011. SDA avaldati samal kuupäeval. Selle versiooni lähtekood avaldati varsti pärast seda, kui Galaxy Nexus poodidesse jõudis. Gabe Cohen Google'ist teatas, et teoreetiliselt sobib see kõigi Androidi 2.3.x seadmetega, mis parasjagu tootmises on.</text:span></text:p>
        </text:list-item>
        <text:list-item>
          <text:p text:style-name="P24"><text:span text:style-name="T1">4.1.x Jelly Bean</text:span> avaldati 9. juulil 2012 ja esimene seade millel see peal oli, oli Nexus 7 tahvelarvuti. Selle versiooni eesmärgiks oli parandada kasutajaliidese jõudlust ja funktsionaalsust.</text:p>
        </text:list-item>
        <text:list-item>
          <text:p text:style-name="P24"><text:span text:style-name="T1">4.2.x Jelly Bean</text:span> avaldati 13. novembril 2012 ja esimesed seadmed millel see peal oli olid LG Nexus 4 nutitelefon ja Samsungi Nexus 10 tahvelarvuti, mis avaldati 13. novembril 2012. Algul pidi avaldamine toimuma 29. oktoobril New Yorgis, aga orkaan Sandy tõttu jäi see ära.</text:p>
        </text:list-item>
        <text:list-item>
          <text:p text:style-name="P24"><text:span text:style-name="T1">4.3 Jelly Bean</text:span> avaldati ametlikult 24. juulil 2013. Erilisi uuendusi polnud, aga uuendused sisaldasid kiiremat jõudlust, rakenduste lisamist erinevatele kasutajakontodele (administraatori konto rakenduste jagamine teistele kasutajatele), energiasäästlikumat Bluetoothi. Veel on ka väiksemad uuendusi.</text:p>
        </text:list-item>
        <text:list-item>
          <text:p text:style-name="P24"><text:span text:style-name="T1">4.4 KitKat</text:span> – sellega lubatakse veel mugavamat ja puhtamat Androidi. Ametlikult saadaval. Avaldati koos Nexus 5-ga 31. oktoobril 2013. Põhineb Linuxi tuuma versioonil 3.8.</text:p>
        </text:list-item>
        <text:list-item>
          <text:p text:style-name="P24"><text:span text:style-name="T1">5.x.x Lollipop</text:span> avalikustati ametlikult 25. juunil 2014 Google I/O konverentsil. OTA (over-the-air) tehti avalikuks 12. novembril 2014 ja versiooni lähtekood avalikustati 3. novembril 2014. Lollipop sisaldas mitmeid uusi funktsioone, k.a mitte segada (do-not-disturb), teadeteriba stack-ti, parandati lukustusekraani välimust, menüü disainiti lihtsamaks (saab tähestikulises järjekorras rakendusi paigutada, kõige kasutatavamad rakendused ettepoole tuua), lisaks hulk väiksemaid funktsioone ja nende täiendusi. Seda Androidi versiooni saab paigaldada praktiliselt kõigile Android 4.x.x seadmetele. Android 5 versioonist on uuendusi 5.0.1, 5.0.2 ja 5.1.1-le.</text:p>
        </text:list-item>
        <text:list-item>
          <text:p text:style-name="P24"><text:span text:style-name="T1">6.0 Marshmallow</text:span> – nimi "Android M" avalikustati mais 2015 Google I/O konverentsil. Süsteem ise muutus kättesaadavaks oktoobris 2015. 29. septembril 2015 avaldas ja paiskas Google müüki nutitelefoni Nexus 5X, mis oli valminud koostöös LG-Electronicsiga ja millel oli peal Android 6.0 tarkvara. Nädal pärast telefoni avalikustamist said Poolas kõik LG G4 telefoni omanikud 6.0 uuenduse oma seadmetele. Android Marshmallow' versiooni eesmärgiks on tagada parem turvalisus kasutajale. Näiteks saab anda rakendustele õigusi toimetamaks teie telefonis. Lisaks saab nüüd liita mälukaarti telefoni sisemäluga. Ehk kui telefonis on 16 GB mälumahtu ja kui liita näiteks 32 GB SD-mälukaart, on telefonis reaalselt kasutatavat mäluruumi 48 GB. Android 6 versioonist on uuendusi ainult üks - 6.0.1.</text:p>
        </text:list-item>
        <text:list-item>
          <text:p text:style-name="P24"><text:span text:style-name="T1">7.0 Nougat</text:span> – Android 7.0, koodnimega Nougat (lühemalt "Android N"), avalikustati Google I/O konverentsil 9. märtsil 2017. Enne versiooni avalikku väljalaset 22. augustil 2017 toimus ka uue süsteemi põhjalik testimine ainult teatud regioonides, teatud telefonimudelitel. Selle tarbeks loodi Androidi beetaprogramm, mida täiendati kokku viie versiooniga. Põhiliselt uuendati või lisati juurde funktsioone kasutajaskonna/testijate tagasiside põhjal. Android N-i põhiline uuendus on kahe rakenduse kasutamine samaaegselt ühel ekraanil (ingl. <text:span text:style-name="T23">split-screen</text:span>) ja jõudluse säästmine tagataustal toimivate rakenduste näol. See tähendab, et kui varasemates Android versioonides tuli rakenduste tagataustal töö lõpetada rakendusehaldurist (ingl. <text:span text:style-name="T23">application manager</text:span>), siis nüüd saab rakenduse töö lõpetada lihtsalt hoides sõrme rakenduse ikoonil ja lohistada see või valida rakenduse peatamine. Lisaks saab rakendused saata "talveunne" ehk rakenduse saab peatada, säästmaks aku jõudlust ja kasutusaega. talveuni lõppeb rakenduse uuesti käivitamisel. Lisaks on veel palju uusi ja väiksemaid funktsioone ja täiendusi. Uusim Android Nougati versioon on 7.1.2.</text:p>
        </text:list-item>
      </text:list>
      <text:p text:style-name="P17"/>
      <text:p text:style-name="P17"/>
      <text:p text:style-name="P11"><text:soft-page-break/><text:span text:style-name="T27">i</text:span>Os ajalugu</text:p>
      <text:h text:style-name="P27" text:outline-level="1"><text:span text:style-name="T17">iOS</text:span><text:span text:style-name="T18"> (varasema nimega </text:span><text:span text:style-name="T17">iPhone OS</text:span><text:span text:style-name="T18">) on </text:span><text:span text:style-name="T20">Apple</text:span><text:span text:style-name="T18">'i arendatav mobiilsete seadmete </text:span><text:span text:style-name="T20">operatsioonisüsteem</text:span><text:span text:style-name="T18">.</text:span></text:h>
      <text:p text:style-name="P1"><text:span text:style-name="T9"><text:tab/>Tänapäeval töötavad iOSi peal järgmised Apple'i seadmed: </text:span><text:span text:style-name="T16">iPhone</text:span><text:span text:style-name="T9">, </text:span><text:span text:style-name="T16">iPod Touch</text:span><text:span text:style-name="T9">, </text:span><text:span text:style-name="T16">iPad</text:span><text:span text:style-name="T9"> ja </text:span><text:a xlink:type="simple" xlink:href="https://et.wikipedia.org/w/index.php?title=Apple_TV&amp;action=edit&amp;redlink=1" text:style-name="Internet_20_link" text:visited-style-name="Visited_20_Internet_20_Link"><text:span text:style-name="T16">Apple TV</text:span></text:a><text:span text:style-name="T9">. Apple tutvustas iOSi koos esimese põlvkonna iPhone'iga </text:span><text:span text:style-name="T16">9. jaanuaril</text:span><text:span text:style-name="T9"> </text:span><text:span text:style-name="T16">2007</text:span><text:span text:style-name="T9">. Tänapäevaks on iOS jõudnud 11. põlvkonnani ja viimane kasutajatele kättesaadav versioon on </text:span><text:span text:style-name="T16">iOS 11</text:span><text:span text:style-name="T9">. iOSi edu peitub tema uudses lähenemises mobiilsetele rakendustele. Telefonile funktsionaalsuse lisamiseks saab lihtsa protseduuri abil alla laadida programme Apple'i </text:span><text:span text:style-name="T16">App Store</text:span><text:span text:style-name="T9">'ist, kus 12. detsembri 2010 seisuga on üle 300 000 rakenduse. </text:span><text:span text:style-name="T16">Kasutajaliides</text:span><text:span text:style-name="T9"> põhineb käsitsemisel: telefonile antakse käske sõrmede abil, libistades või koputades näppe mööda ekraanipinda või lähendades ja kaugendades kaht sõrme üksteisele. Operatsioonisüsteem kasutab ka andureid, et aru saada oma asukohast ruumis, muutes näiteks ekraani orientatsiooni seadme külili keeramisel.</text:span></text:p>
      <text:p text:style-name="P21"><text:span text:style-name="T18"><text:tab/>iOS on edasiarendus </text:span><text:span text:style-name="T20">Mac OS Xist</text:span><text:span text:style-name="T18"> ja on seetõttu </text:span><text:span text:style-name="T20">UNIXil</text:span><text:span text:style-name="T18"> (</text:span><text:span text:style-name="T20">BSD</text:span><text:span text:style-name="T18">-l) põhinev operatsioonisüsteem. iOSis on 4 mõttelist kihti: </text:span><text:span text:style-name="T20">tuumikkiht</text:span><text:span text:style-name="T18">, tuumikteenuskiht, meediakiht ja Cocoa Touch kiht. Operatsioonisüsteemi maht on umbes 1 </text:span><text:span text:style-name="T20">gigabaiti</text:span><text:span text:style-name="T18"> ja eri seadmetel on see erinev.</text:span></text:p>
      <text:p text:style-name="P18"/>
      <text:h text:style-name="P28" text:outline-level="1"><text:bookmark text:name="Ajalugu1"/><text:span text:style-name="T21">Ajalugu</text:span></text:h>
      <text:p text:style-name="P1"><text:span text:style-name="T9"><text:tab/>Operatsioonisüsteemi näidati esimest korda laiemale avalikkusele koos iPhone'iga Macworld Conference &amp; Expol 9. jaanuaril 2007 ja iOS lasti välja sama aasta juunis. Alguses Apple'i turundus ei avaldanud operatsioonisüsteemi nime, väites lihtsalt, et iPhone kasutab </text:span><text:span text:style-name="T16">OS Xi</text:span><text:span text:style-name="T9">. Esialgu teiste arendajate rakendusi ei toetatud, kuid </text:span><text:span text:style-name="T16">17. oktoobril</text:span><text:span text:style-name="T9"> 2007 teatas Apple, et </text:span><text:a xlink:type="simple" xlink:href="https://et.wikipedia.org/wiki/SDK" text:style-name="Internet_20_link" text:visited-style-name="Visited_20_Internet_20_Link"><text:span text:style-name="T16">SDK</text:span></text:a><text:span text:style-name="T9"> on arendamisel, ja seda lubati tarkvara arendajatele järgmise aasta veebruariks. </text:span><text:span text:style-name="T16">6. märtsil</text:span><text:span text:style-name="T9"> </text:span><text:span text:style-name="T16">2008</text:span><text:span text:style-name="T9"> lasti välja esimene beeta ja operatsioonisüsteem nimetati ümber iPhone OSiks.</text:span></text:p>
      <text:p text:style-name="P21"><text:span text:style-name="T18"><text:tab/>Apple'i telefonide suur müügiedu suurendas arendajate huvi platvormi ja SDK vastu. </text:span><text:span text:style-name="T20">5. septembril</text:span><text:span text:style-name="T18"> 2007 lasti välja sama operatsioonisüsteemi kasutav iPod Touch, millel oli enamus iPhone'i omadustest, välja arvatud helistamine. </text:span><text:span text:style-name="T20">27. jaanuaril</text:span><text:span text:style-name="T18"> </text:span><text:span text:style-name="T20">2010</text:span><text:span text:style-name="T18"> kuulutati välja uus iOS seade iPad, millel on 25 cm </text:span><text:span text:style-name="T20">ekraan</text:span><text:span text:style-name="T18">.</text:span></text:p>
      <text:p text:style-name="P22"><text:span text:style-name="T18"><text:tab/>Kokku on Apple müünud üle 100 miljoni iOS seadme.</text:span></text:p>
      <text:p text:style-name="P1"><text:span text:style-name="T9"><text:tab/>2010. aasta juunis nimetas Apple iPhone OS ümber iOSiks. Seda nime kasutas varem </text:span><text:a xlink:type="simple" xlink:href="https://et.wikipedia.org/w/index.php?title=Cisco&amp;action=edit&amp;redlink=1" text:style-name="Internet_20_link" text:visited-style-name="Visited_20_Internet_20_Link"><text:span text:style-name="T16">Cisco</text:span></text:a><text:span text:style-name="T9"> oma </text:span><text:span text:style-name="T16">ruuterites</text:span><text:span text:style-name="T9">. Vältimaks kohtuvaidlusi, </text:span><text:span text:style-name="T16">litsentseeris</text:span><text:span text:style-name="T9"> Apple selle nime Ciscolt.</text:span></text:p>
      <text:h text:style-name="Heading_20_1" text:outline-level="1"><text:bookmark text:name="Tunnusjooned"/><text:span text:style-name="T15">Tunnusjooned</text:span></text:h>
      <text:h text:style-name="P6" text:outline-level="3"><text:bookmark text:name="Avakuva"/><text:span text:style-name="T12">Avakuva</text:span></text:h>
      <text:p text:style-name="P3"><text:tab/>Avakuva, mis koosneb rakenduste ikoonidest ja dokkist, kuhu kasutajad saavad lisada kõige sagedamini kasutatud rakendusi, kuvatakse alati kui seade lülitatakse sisse või kui Kodu nuppu vajutatakse. Ekraani ülaosas on olekuriba, kus kuvatakse andmeid, näiteks aega, aku taset ja signaali tugevust. Üldiselt on kogu ülejäänud ekraan kasutatava rakenduse päralt.</text:p>
      <text:h text:style-name="P6" text:outline-level="3"><text:bookmark text:name="Kaustad"/><text:span text:style-name="T12">Kaustad</text:span></text:h>
      <text:p text:style-name="P3"><text:tab/>iOS-i versioonidel alates 4-st on tarkvaral lihtne kaustade süsteem. Kui rakendused on "võbisevas olekus", siis saab neid lohistada üksteise peale, et luua kaust, kuhu saab kokku lisada 12 rakendust (20 rakendust iPadil), Kaustale pannakse automaatselt nimi vastavalt kaustas olevate rakenduste tüüpidele, aga nime võib muuta ka kasutaja.</text:p>
      <text:h text:style-name="P6" text:outline-level="3"><text:bookmark text:name="Multitegumtöö"/><text:bookmark text:name="Multitegumt.C3.B6.C3.B6"/><text:span text:style-name="T12">Multitegumtöö</text:span></text:h>
      <text:p text:style-name="P1"><text:span text:style-name="T3"><text:tab/>Enne iOS versioon 4. oli multitegumtöö lubatud ainult mõnel Apple-i enda lisatud rakendusele (näiteks iPod ja Mail) seadmes. Apple muretses, et mitme kolmandate tootjate rakenduste samaaegne jooksutamine vähendab akukestvust dramaatiliselt. Ent alates iOS versioon 4, on 3 generatsiooni ja uuemates iOS seadmetes lubatud läbi seitsm</text:span><text:span text:style-name="T9">e </text:span><text:span text:style-name="T16">rakendusliidese</text:span><text:span text:style-name="T9">.</text:span></text:p>
      <text:h text:style-name="P7" text:outline-level="4"><text:bookmark text:name="Rakenduste_vahetamine"/><text:soft-page-break/><text:span text:style-name="T8">Rakenduste vahetamine</text:span></text:h>
      <text:p text:style-name="P3"><text:tab/>Vajutades Kodu nuppu kaks korda tuleb nähtavale rakendusevaheti, mis on keritav, dokisarnane riba, mis ilmub ekraani allserva. Vajutades seal mõnele ikoonile muudetakse aktiivseks vastav rakendus. Hoides natuke aega all mõnda ikooni, hakkavad need "võbelema" ning kasutaja võib kinni panna soovitud rakenduse.</text:p>
      <text:h text:style-name="P15" text:outline-level="2"><text:bookmark text:name="Arendus"/><text:span text:style-name="T14">Arendus</text:span></text:h>
      <text:p text:style-name="P21"><text:span text:style-name="T18"><text:tab/>Rakendused peavad olema spetsiaalselt disainitud iOS-ile ja </text:span><text:span text:style-name="T20">ARM arhitektuurile</text:span><text:span text:style-name="T18">. Sellega on kaasas </text:span><text:span text:style-name="T20">Safari brauser</text:span><text:span text:style-name="T18">. Teiste arendajate rakendused on lubatud alates iOS 2.0-st ja neid saab osta läbi App Store'i kaudu.</text:span></text:p>
      <text:h text:style-name="P13" text:outline-level="3"><text:bookmark text:name="SDK"/><text:span text:style-name="T19">SDK</text:span></text:h>
      <text:p text:style-name="P2"><text:span text:style-name="T9"><text:tab/>6. märtsil 2008 välja lastud SDK laseb arendajatel kirjutada programme kõikidele iOS seadmetele ja testida neid iPhone'i simulaatoril. Rakenduse laadimine seadmetesse on võimalik aga ainult pärast seda, kui Apple'ile on makstud arendusprogrammi tasu. Pärast </text:span><text:a xlink:type="simple" xlink:href="https://et.wikipedia.org/w/index.php?title=Xcode_3.1&amp;action=edit&amp;redlink=1" text:style-name="Internet_20_link" text:visited-style-name="Visited_20_Internet_20_Link"><text:span text:style-name="T16">Xcode 3.1</text:span></text:a><text:span text:style-name="T9"> välja laskmist on see saanud iOS SDK arenduskeskkonnaks. Kõik iOS programmid kirjutatakse </text:span><text:a xlink:type="simple" xlink:href="https://et.wikipedia.org/w/index.php?title=Objective_C&amp;action=edit&amp;redlink=1" text:style-name="Internet_20_link" text:visited-style-name="Visited_20_Internet_20_Link"><text:span text:style-name="T16">Objective C</text:span></text:a><text:span text:style-name="T9"> keeles. </text:span></text:p>
      <text:p text:style-name="P22"><text:span text:style-name="T18"><text:tab/>Arendajad võivad oma rakendustele panna ükskõik mis hinna, mis on kõrgem etteantud miinimumist. Arendajad saavad 70% kogutulust, mis teenitakse rakenduste müügiga App Store'is. Samuti võib rakendust jagada tasuta. Sel juhul ei pea maksma väljaandmise ja turundusega seotud tasusid, vaid piisab ainult liikmemaksust. </text:span></text:p>
      <text:h text:style-name="P16" text:outline-level="2"><text:bookmark text:name="Jailbreaking"/><text:span text:style-name="T22">Jailbreaking</text:span></text:h>
      <text:p text:style-name="P1"><text:span text:style-name="T9"><text:tab/>iOS on olnud paljude </text:span><text:span text:style-name="T16">häkkerite</text:span><text:span text:style-name="T9"> sihtmärk, et lisada operatsioonisüsteemile vahendeid, mida Apple ei toeta. Niisuguse häkkimise nimetus on </text:span><text:span text:style-name="T11">jailbreaking</text:span><text:span text:style-name="T9">. Enne App Store'i väljakuulutamist 2008 oli peamine põhjus iPhone'i häkkida talle teiste arendajate </text:span><text:span text:style-name="T16">tarkvara</text:span><text:span text:style-name="T9"> lisamine. Pärast App Store'i avamist on häkkerite eesmärk muutunud. Nüüd pööratakse tähelepanu teemadele, visuaalsetele elementidele ja omadustele, näiteks </text:span><text:span text:style-name="T16">Adobe Flashi</text:span><text:span text:style-name="T9"> toetamisele ja mitme rakenduse samaaegsele tööle ehk </text:span><text:span text:style-name="T16">multitegumtööle</text:span><text:span text:style-name="T9">. iOS 4-s on Apple osa nendest vahenditest ka standardile lisanud. Nendest tähtsaimad on taustapildi muutmise võimalus ja </text:span><text:span text:style-name="T16">multitegumtöö</text:span><text:span text:style-name="T9">. Mõned inimesed üritavad ebaseaduslikult jagada programme häkitud iOS seadmetele, mis on App Store'is tasulised. Häkkimine lisab iOS avakuvale alternatiivse rakenduste allalaadimise lingi: </text:span><text:a xlink:type="simple" xlink:href="https://et.wikipedia.org/w/index.php?title=Cydia&amp;action=edit&amp;redlink=1" text:style-name="Internet_20_link" text:visited-style-name="Visited_20_Internet_20_Link"><text:span text:style-name="T16">Cydia</text:span></text:a><text:span text:style-name="T9">.</text:span></text:p>
      <text:p text:style-name="P18"/>
      <text:p text:style-name="Standard"/>
      <text:p text:style-name="P9">Mis vahe on iPhone'i ja Android-i nutitelefoni vahel?</text:p>
      <text:p text:style-name="Standard"/>
      <text:p text:style-name="Standard"><text:tab/>Mobiilseadmete operatsioonisüsteemid Android ja iOS on elektroonilised turud vaieldamatud juhid ja isegi need konkurendid ei välista nende ühtsust mitmel viisil. Platvormide ühisnimetaja on see, et nende baasil töötavad seadmed on mõlemad nutitelefonid.</text:p>
      <text:p text:style-name="Standard">See tähendab, et mõlemad Android-telefoni nutitelefonid ja Apple iPhone on traadita sidevahendid, millel on mobiiltelefoni omadused ja tasku-personaalarvuti funktsionaalsus, et täieõiguslikuks toimimiseks on vajalik Interneti-ühenduse loomine. Peamine erinevus seisneb selles, et Apple loonud iPhone'i ja nutitelefon töötab ainult selle operatsioonisüsteemi operatsioonisüsteemi iOS (või iPhone OS), mis on varustatud teatud funktsioonidega selle seadme klassi õigeks tööks. Androidi operatsioonisüsteemi baasil tegutsevatel nutitelefonidel ei ole selliseid rangeid piiranguid ja neid kasutab edukalt mitmesuguseid tootmisettevõtteid. Kuid see ei ole ainus erinevus nende platvormide vahel, on mitmeid erinevusi, mida on vaja üksikasjalikumalt mõista.</text:p>
      <text:p text:style-name="Standard"/>
      <text:h text:style-name="Heading_20_1" text:outline-level="1">MIS ON OPERATSIOONISÜSTEEMI AVALDUS JA SULGEMINE?</text:h>
      <text:p text:style-name="Text_20_body"><draw:frame draw:style-name="fr2" draw:name="Графический объект3" text:anchor-type="as-char" svg:width="7.938cm" svg:height="5.292cm" draw:z-index="1"><draw:image xlink:href="https://opt-462549.ssl.1c-bitrix-cdn.ru/upload/medialibrary/4f4/iphone_1240857_small.jpg?1468245744145857" xlink:type="simple" xlink:show="embed" xlink:actuate="onLoad"/><svg:title>apple-phone</svg:title></draw:frame>Põhiline erinevus Android-i ja iOS-i operatsioonisüsteemi vahel on esimese platvormi avatuse ja teise platvormi suletud. See tähendab, et Android OS lubab teil vabalt liikuda, kopeerida ja kustutada kõik failid seadmest või seadmest. Tänu sellele võimele muutub süsteem väga paljude seadmete jaoks väga atraktiivseks - see võib olla käeshoidu-kardiomeetrid, autode, telefonide, tahvelarvutite ja nii edasi multimeediumisüsteemid. Süsteemi avatus muudab selle mitte ainult universaalseks kasutamiseks, seda on lihtne puruneda ja uuesti installida. Selle jaoks loodud rakendused vabastatakse kergesti transporditavate paigalduspakettide kujul. Paindlik süsteem on muutunud teiste platvormide arendamise aluseks. Androidi operatsioonisüsteemi jaoks on olemas kõikidel võimalikel kasutajate vajadustel üsna suur hulk rakendusi.</text:p>
      <text:p text:style-name="Text_20_body"><text:tab/>iOSi operatsioonisüsteemi iPhone on kaitstud lähtekoodidega, mis takistavad litsentseerimata kopeerimist. Süsteem ei ole allalaaditav, seni pole viirust leiutatud, mis suudab süsteemi häkkida. Süsteemi tingimusteta eelised hõlmavad platvormi jõudlust, mida iseloomustab ennatlik stabiilsus. Kõik värskendused, mida tootja toodab väga sarnaste seadmete jaoks, ja need sobivad ainult Apple'i toodetele: iPhone, iPad, iPod Touch, AppleTV.</text:p>
      <text:h text:style-name="Heading_20_1" text:outline-level="1"><text:soft-page-break/>MEESKONNA ASSIGNEERIMINE, TULEMUS JA HIND</text:h>
      <text:p text:style-name="Text_20_body"><draw:frame draw:style-name="fr2" draw:name="Графический объект4" text:anchor-type="as-char" svg:width="7.938cm" svg:height="5.292cm" draw:z-index="2"><draw:image xlink:href="https://opt-462549.ssl.1c-bitrix-cdn.ru/upload/medialibrary/0f6/v-telo_small.jpg?1468245763287084" xlink:type="simple" xlink:show="embed" xlink:actuate="onLoad"/><svg:title>android-phone</svg:title></draw:frame>Nagu telefonide komplekteerimine, on loomulikult Apple ainus tootja, kes ei vabasta oma iPhone'i, ilma et oleks rasket kontrolli nii riistvara kui ka tarkvara üle. Sama aparatuuri tootmine toimub Hiinas asuvates tehastes ja Android-seadmete põhiosas. Google pakub omakorda paljude nutitelefonide tootjate jaoks tarkvara, see toob tubadele olulisi erinevusi kaalu, suuruse, kvaliteedi ja mugavuse vahel. Muidugi tõttu erinevus koostekvaliteet sündinud rahulolematust tarbijate, kuid iPhone'id probleeme Riistvara täheldatud ka (näiteks katkestuste neljandas antenn mudel), ükskõik kui hoolikalt ei kontrollida.</text:p>
      <text:p text:style-name="Text_20_body"><text:tab/>Platvormide erinevuste hulgas on võimalus toetada aegunud versioone uute versioonidega. Android võib kiidelda katkematu töö selles suunas, see on, et uuendatud versioone operatsioonisüsteemide ei toeta pärand telefoni ja võib kiiresti kaotada oma tähtsust. IPhone selles osas on asjad paremad, nii et mudel kaks aastat tagasi suudab kahe aasta jooksul hiljem uuendusi välja anda.</text:p>
      <text:p text:style-name="Text_20_body"><text:tab/>Kui me räägime hinnalipik, Apple nutitelefonid on alati kuulunud eliit klassi devaysa, nutitelefonid Android OS, siis on võimalik osta väga odav, ja vastupidi, siivutult kallis, kui tegemist on lipulaev. See sõltub seadmete koostamisest. Aiphoni hinnasilti on "kaalukas" ja igaüks ei saa seda endale lubada, paljud eelistavad lihtsalt mitte kulutada sellisele kallile seadmele, ilma et see oleks eriline vajadus. Android on tasuta platvorm, mida kasutavad paljud tootjad, mistõttu teatud mudeli hind võib funktsionaalsete elementide maksumuse vähenemise tõttu oluliselt erineda.</text:p>
      <text:h text:style-name="Heading_20_1" text:outline-level="1">ANDROIDI JA HAYFONI PROGRAMMID JA LISAD</text:h>
      <text:p text:style-name="Text_20_body"><draw:frame draw:style-name="fr2" draw:name="Графический объект5" text:anchor-type="as-char" svg:width="7.938cm" svg:height="5.292cm" draw:z-index="3"><draw:image xlink:href="https://opt-462549.ssl.1c-bitrix-cdn.ru/upload/medialibrary/aec/kat_small.jpg?1468245815124739" xlink:type="simple" xlink:show="embed" xlink:actuate="onLoad"/><svg:title>iphone</svg:title></draw:frame>Androidi ja iOS-i jaoks välja antud programmide ja rakenduste arv on väga suur. Android-platvormi kasutajate jaoks on operatsioonisüsteemi loojad korraldanud Google Play elektroonilise poodi, iOS-i jaoks - App Store. Tarnijad pakuvad programmi ja rakenduste versiooni alla maksma ja tasuta. Poe liides on lihtne ja mugav: vajaliku kasuliku pole raske valida - kõik on süstematiseeritud kategooriate, hinnangute ja arvustuste kaupa. Juurdepääsu paarsus laieneb paljudele programmidele, sealhulgas Twitterile, Flickrile. Androidi vaieldamatu eelis on Google'i süsteemi YouTube'i, Google Docsi ja DropBoxi, Adobe Flash Playeri, BitTorrendi natiivsed teenused.</text:p>
      <text:p text:style-name="Text_20_body"><text:soft-page-break/><text:tab/>Mis puutub toodete kvaliteedi, siis kaitseb Google selle mainet ja rangelt kontrollib kolmandate osapoolte arendajatele pakutavat tarkvara. Paljud rakendused ja programmid on loodud ainult iOS-i jaoks, enamik neist on mänge. Selles mõttes on Androidi arendajad palju demokraatlikumad, kuid sageli võite installida soovitud rakenduse või programmi APK-failidest, muutes poodi.</text:p>
      <text:h text:style-name="Heading_20_1" text:outline-level="1">OPERATSIOONISÜSTEEMI FUNKTSIOONID</text:h>
      <text:p text:style-name="Text_20_body"><text:tab/>Standardsete funktsioonide kogumi pakkumisel pakuvad mõlemad platvormid kasutajad võrdselt hästi: kõnesid, videovestlusi, Interneti-surfinguid, kaartide ja navigeerijate kasutamist, hääljuhtimist ja nii edasi. Operatsioonisüsteemide globaalne erinevus seisneb ökosüsteemides. Android kasutab Google'i ja teisi suuri süsteeme, iPhone pakub mitmeid pilveteenuseid, kuid kahjuks on kasutajad sunnitud ühendust võtma samade i-seadmete kasutajatega.</text:p>
      <text:p text:style-name="Text_20_body"><text:tab/>Turvalisuse mõttes on Android nii, et kasutaja otsustab, kas lubada kolmanda osapoole programmil laiendamisvõimalust või mitte installimise etapis. iOS sõltub arendajast ja kontrollib seda ainult avaldamise ajal.</text:p>
      <text:h text:style-name="Heading_20_1" text:outline-level="1">OSA HALDAMISE SUHTES KOHTA</text:h>
      <text:p text:style-name="Text_20_body"><text:tab/>IPhone tootjad usuvad, et parem on nad, et nad ei tea lõppkasutaja vajadustest ja soovidest keegi. Sellepärast ei pea iPhone'i seadistamine, parandamine, muudatuste tegemine pidevalt - Apple otsustas kõike. Kahtlemata on valik konservatiividele. Android-operatsioonisüsteemi operatsioonisüsteemi nutitelefoni omanikud on oma seadme suhtes piiramatud võimalused - kõike saab muuta ainult teie meeldejäävamaks, parandada, laiendada funktsionaalsust ja muuta isegi kõike muudetuks.</text:p>
      <text:p text:style-name="Text_20_body"><text:tab/>Android on juhtiv süsteem mobiilseadmetes, seda eelistavad enamik kasutajaid, kuid Apple'i seadmed kindlustavad oma tohutu fännide armee.</text:p>
      <text:p text:style-name="Text_20_body"/>
      <text:h text:style-name="Heading_20_1" text:outline-level="1">iOS-i versus Android: kes esime<text:span text:style-name="T27">sena mõtlesid välja </text:span><text:s text:c="2"/>peamist <text:span text:style-name="T29">uuendamist</text:span> ?</text:h>
      <text:p text:style-name="Text_20_body"><text:tab/>Apple'i operatsioonisüsteemi kõige esimeses versioonis ei olnud kauplust (versioonis 1.1.1 ilmnes ainult iTunesi pood) ja üheksa kuu jooksul pärast iPhone'i turule toomist ei saanud keegi, välja arvatud ettevõtte arendajad, uusi rakendusi luua. Google, vastupidi, avalikustas regulaarselt avalikkusele kättesaadavaks kõik Androidi arendamise andmed enne operatsioonisüsteemide otseste konkurentide saamist. Ainuke erand oli Androidi tahvelarvuti SDK SDK.</text:p>
      <text:p text:style-name="Text_20_body"/>
      <text:h text:style-name="Heading_20_1" text:outline-level="1">Tekstiga töötamine</text:h>
      <text:p text:style-name="Text_20_body"><text:tab/>Kummaline jah, esimene versioonid nii operatsioonisüsteeme ei toeta seda, tundub loomulik ja vajalik funktsiooni valik ja seega kopeerimine, lõikamine ja kleepimine teksti. Esimene selline puudus korrigeeriti Apple'iga 2009. aasta iPhone OS 3.0 vabastamisega, kuid Google tutvustas seda funktsiooni alles aasta hiljem operatsioonisüsteemis Android 2.3 piparkoogid.</text:p>
      <text:p text:style-name="Text_20_body"><text:soft-page-break/><draw:a xlink:type="simple" xlink:href="http://s.4pda.to/QCGRft3Iz2Hkz17MY0aCffXrz0z0gAxJ.jpg"><draw:frame draw:style-name="fr3" draw:name="Графический объект8" text:anchor-type="as-char" svg:width="6.606cm" svg:height="9.86cm" draw:z-index="4"><draw:image xlink:href="http://s.4pda.to/QCGRft3Iz2Hkz17MY0aCffXrz0z0gAxJ.jpg" xlink:type="simple" xlink:show="embed" xlink:actuate="onLoad"/><svg:title>iOS vs Android</svg:title></draw:frame></draw:a></text:p>
      <text:p text:style-name="Text_20_body">T<text:span text:style-name="T27">eksti tõstmine</text:span> esile iPhone OS 3.0 ja Android 2.3</text:p>
      <text:p text:style-name="Text_20_body"><text:tab/>Aga häälsisendi otsing hiiglane terve aasta enne "õun" firma, lisades selle funktsiooni versioon 2.1 2010. aastal, samas kui ainult iOS see tuli 2011. aastal - koos Häälabimees Siri. Mõlemas süsteemis eeldas see funktsioon pidevat juurdepääsu Internetile kuni 2016. aastani, mil mõlemad ettevõtted kasutasid võrguühenduseta häälvalimise tehnoloogiat.</text:p>
      <text:h text:style-name="Heading_20_1" text:outline-level="1">Voice Assistant</text:h>
      <text:p text:style-name="Text_20_body"><text:tab/>Umbes Siri ilmub uus, viies versioon iOS oli palju kuulujutte ja need on peamiselt põhjendatud: 2011. aastal Apple on välja andnud rakenduse assistent, võimaldades suuliselt kontrollida põhifunktsioone nutitelefoni või tablett, ja isegi põhjustada primitiivne humoorikas dialoogid. Google'i vastus tuli peaaegu aasta oodata ja tulemuseks sai Google Now, mis käitus järgmisel suvel Android 4.1 Jelly Bean'is. Androidi arendajad ootasid sarnast rakendust Siri, kuid neil on teatud tüüpi otsingumootor ja teabegregator, millel on võimalus juhtida häälkäsklust käsuga "Ok, Google". Lõpuks võtsid mõlemad lahendused oma koha, kuid vastupidiselt mõnele prognoosile ei asendanud nad tavalist suhtlust seadmega.</text:p>
      <text:p text:style-name="Text_20_body"><text:tab/>Siri ja Google Now'i esimesed versioonid.</text:p>
      <text:p text:style-name="Text_20_body"/>
      <text:h text:style-name="Heading_20_1" text:outline-level="1">Teavituskeskus ja kiirvõtmed</text:h>
      <text:p text:style-name="Text_20_body"><text:tab/>Kuulus kardin, mille ekraani ülaosast alla jäi svvypom, oli Androidis alates 2008. aasta esimesest avalikust versioonist, kuid peaaegu igal aastal muudeti kasutajate mugavuse huvides. Kuid Apple keeldus ilmselt sellise liidese elemendi vajaduse tunnustamisest ja ainult iOS-ile 5 lisati teavituskeskus, mida paljud ootasid ja paljud võtsid selle eest ette, et pole eriti mugavat täitmist. Põhiliste lülitite paneel ilmus iOS-is kaks aastat hiljem 2013. aastal koos suurima ümberkujundamisega süsteemi ajaloos, kuid seda ei saa ikkagi oma maitse järgi kohandada.</text:p>
      <text:p text:style-name="Text_20_body"><text:soft-page-break/><draw:a xlink:type="simple" xlink:href="http://s.4pda.to/QCGRjz2NmgGju8EUcRivXL7W8Rnn2.jpg"><draw:frame draw:style-name="fr3" draw:name="Графический объект12" text:anchor-type="as-char" svg:width="6.341cm" svg:height="9.49cm" draw:z-index="5"><draw:image xlink:href="http://s.4pda.to/QCGRjz2NmgGju8EUcRivXL7W8Rnn2.jpg" xlink:type="simple" xlink:show="embed" xlink:actuate="onLoad"/><svg:title>iOS vs Android</svg:title></draw:frame></draw:a><draw:a xlink:type="simple" xlink:href="http://s.4pda.to/QCGRiyHz2oiB78Ez1M3ml6f1lGdNE2.jpg"><draw:frame draw:style-name="fr3" draw:name="Графический объект10" text:anchor-type="as-char" svg:width="6.315cm" svg:height="9.49cm" draw:z-index="6"><draw:image xlink:href="http://s.4pda.to/QCGRiyHz2oiB78Ez1M3ml6f1lGdNE2.jpg" xlink:type="simple" xlink:show="embed" xlink:actuate="onLoad"/><svg:title>iOS vs Android</svg:title></draw:frame></draw:a><draw:a xlink:type="simple" xlink:href="http://s.4pda.to/QCGRZZX7z1IenVg4z24SXTJe8CH0gu.jpg"><draw:frame draw:style-name="fr3" draw:name="Графический объект11" text:anchor-type="as-char" svg:width="5.362cm" svg:height="9.49cm" draw:z-index="7"><draw:image xlink:href="http://s.4pda.to/QCGRZZX7z1IenVg4z24SXTJe8CH0gu.jpg" xlink:type="simple" xlink:show="embed" xlink:actuate="onLoad"/><svg:title>iOS vs Android</svg:title></draw:frame></draw:a></text:p>
      <text:p text:style-name="Text_20_body">IOS 5 teavituskeskus, iOS 7 kiirmenüü ja Android 1.6 teavituskeskus</text:p>
      <text:h text:style-name="Heading_20_1" text:outline-level="1">Mitmekordne ja multivalgus</text:h>
      <text:p text:style-name="Text_20_body"><text:tab/>Üllatuslikult, kuid ainult iOS-i neljandas versioonis toetati 2010. aastal multitegumtöötlust, mis ka Android-i algusest peale oli olemas. Enne seda võiksid "apple" operatsioonisüsteemi kasutajad unistanud ainult selliseid looduslikke näiliselt asju, nagu näiteks sama vidina muusika veebipõhine surfamine. Mitut akent või mitme aknaga režiimi tuli oodata märgatavalt kauem - Apple otsustas selle funktsiooni OS-i tahvelarvutisse versiooni lisada ainult 2015. aastal koos 12-tollise iPad Pro vabastamisega. Aasta jooksul ilmnes Android 7.0-s samasugune funktsioon, kuid Google ei jälitanud nutitelefoni.</text:p>
      <text:p text:style-name="Text_20_body"><text:soft-page-break/><draw:a xlink:type="simple" xlink:href="http://s.4pda.to/QCGRYWd8ckEEVgaFS0twlk7KjcLu.jpg"><draw:frame draw:style-name="fr3" draw:name="Графический объект13" text:anchor-type="as-char" svg:width="8.537cm" svg:height="6.05cm" draw:z-index="8"><draw:image xlink:href="http://s.4pda.to/QCGRlwk4sbkEYTFz0Sz1fgrI7iXLz2Orf.jpg" xlink:type="simple" xlink:show="embed" xlink:actuate="onLoad"/><svg:title>iOS vs Android</svg:title></draw:frame></draw:a><draw:a xlink:type="simple" xlink:href="http://s.4pda.to/QCGRgKNOkwiRUfY04yH5Fz1FWVxW9.jpg"><draw:frame draw:style-name="fr3" draw:name="Графический объект14" text:anchor-type="as-char" svg:width="8.67cm" svg:height="6.05cm" draw:z-index="9"><draw:image xlink:href="http://s.4pda.to/QCGRlQz16pivgu4mTi654z10AHaSeylG.jpg" xlink:type="simple" xlink:show="embed" xlink:actuate="onLoad"/><svg:title>iOS vs Android</svg:title></draw:frame></draw:a></text:p>
      <text:p text:style-name="Text_20_body">Tööta<text:span text:style-name="T29">mine</text:span> iOS-i ja Android-i operatsioonis korraga kahes rakenduses</text:p>
      <text:h text:style-name="Heading_20_1" text:outline-level="1">Kaitse</text:h>
      <text:p text:style-name="Text_20_body"><text:tab/>Nutitelefon või tahvelarvuti on tavaliselt väga väärtuslikud, nii et arendajad pööravad erilist tähelepanu turvaküsimustele. Apple on alati kohustatud kasutajatele esmakordselt oma seadmete PIN-i leiutama ning kas see on või mitte, on igaühe tegevus. Androidi korral võite valida mustri. Kummalisel kombel keelas Apple Google'il graafilisest võtmest vähem kui neli punkti, sest kolm alt vasakult paremale kasutati täpselt, et ettevõtte keeld libistada.</text:p>
      <text:p text:style-name="Text_20_body"><text:tab/>Maailm on ka võltsitud Apple'i daktiloskoopiliste andurite välimust. Kuigi teised tootjad on ka proovinud seda tüüpi kaitset luua, ilmnesid esimest korda igapäevaseks kasutamiseks sobivad rakendused 2013. aasta iPhone 5-s, mis töötavad iOS-i 7-s, ja seda kutsuti Touch-IDks. Kahe aasta jooksul on Androidi nutitelefoni tootjad kasutanud oma arengut biomeetriliste skannerite töö toetamiseks, kuni 2015. aastal lõikas Google lõpuks alla Android 6.0 Marshmallow koos vastavate muudatustega API-s</text:p>
      <text:p text:style-name="Text_20_body"><text:soft-page-break/><draw:a xlink:type="simple" xlink:href="http://s.4pda.to/QCGRhNHNs6AaUf2mSW7Ypu0uZTV9.jpg"><draw:frame draw:style-name="fr3" draw:name="Графический объект15" text:anchor-type="as-char" svg:width="5.944cm" svg:height="11.897cm" draw:z-index="10"><draw:image xlink:href="http://s.4pda.to/QCGRhNHNs6AaUf2mSW7Ypu0uZTV9.jpg" xlink:type="simple" xlink:show="embed" xlink:actuate="onLoad"/><svg:title>iOS vs Android</svg:title></draw:frame></draw:a><draw:a xlink:type="simple" xlink:href="http://s.4pda.to/QCGRfJR6T4lz01Pwy2p9vf1FWVx0P.jpg"><draw:frame draw:style-name="fr3" draw:name="Графический объект16" text:anchor-type="as-char" svg:width="6.712cm" svg:height="11.897cm" draw:z-index="11"><draw:image xlink:href="http://s.4pda.to/QCGRfJR6T4lz01Pwy2p9vf1FWVx0P.jpg" xlink:type="simple" xlink:show="embed" xlink:actuate="onLoad"/><svg:title>iOS vs Android</svg:title></draw:frame></draw:a></text:p>
      <text:p text:style-name="Text_20_body">Sõrmejälgede salvestamine iOS-i ja Android-seadmes</text:p>
      <text:p text:style-name="Text_20_body"><text:tab/>IPhone'i kolmanda versiooniga hakkas Apple hoolitsema nende eest, kes kaotatud seadme korral lootisid selle tagastada või vähemalt salvestada oma andmed teiste silmis. Juba aastal 2009 andsid "iPhones" võimaluse andmetest seadmest kaugjuhtimisega eemaldada ning pilvetehnoloogia arendamisega täiustati seda funktsiooni oluliselt. Google pakkus Android-seadmes 5.1 ka sarnast täieõiguslikku lahendust - Device Protection - ainult 2015. aasta märtsis.</text:p>
      <text:h text:style-name="Heading_20_1" text:outline-level="1"/>
      <text:h text:style-name="P29" text:outline-level="1"> Kokku<text:span text:style-name="T29">v</text:span><text:span text:style-name="T27">õtte</text:span></text:h>
      <text:p text:style-name="Text_20_body"><text:tab/>Materjalis ei mainitud isegi mobiilsideoperaatori kõige olulisemaid funktsioone: modemi režiim, mis käivitati iPhone OS 3-s, kuid Wi-Fi sagedus kõigepealt kasutas Android 2.2 aasta hiljem; Androidi otsingumootori Spotlight ja muu sarnane, mis ilmus peaaegu samaaegselt ja palju muud. Peaaegu ei kirjeldanud mitmesuguseid liideseelemente, näiteks vidinaid või ikoonide grupeerimist kaustadesse, ning kõige uuematest - Apple'i jõukus ja sarnane lahendus operatsioonisüsteemis Android 7.1. See on iseloomulik, neid saab lugeda otstarbega paberiks, millel on lauaarvuti operatsioonisüsteem "parem hiire nupp".</text:p>
      <text:p text:style-name="Text_20_body"><text:tab/>Juba paljude tuntud "kiibid" testiti esialgu kolmanda osapoole Android-püsivara abil, nii et väidetest, et keegi varastas kellegi mõne mõtteviisi, tuleks seda väga täpselt käsitleda. Kuid me saame jälgida mitmeid huvitavaid mustreid.</text:p>
      <text:p text:style-name="Text_20_body"><text:tab/>Esiteks, ühe operatsioonisüsteemi kõige edukama idee esmakordse rakendamise ja analoogide ilmumise vahel võtsid konkurendid umbes aasta - täpselt sama palju kui üks suur uuendus. Ja olenemata sellest, kes oli debütant. Teiseks ümberkujundamise jõudis aastatel 2011-2013 ja lõppes ümberkujundamine iOS seitsmes versioon, ja aasta hiljem, ja Android viienda, siis mitmed olulised muudatused hakkasid järsult langema. Kolmandaks, katsed arvutada arendaja saavutuste arv võrreldes teisega ei anna mingit olulist tulemust, kuna sellistes võrrandites on liiga palju muutujaid. Nii selgub, et isegi kõige vastuolulisemad konkurendid, kes toimivad miljonite iOS-i ja Android-i kasutajate silmis, mõjutavad üksteist palju rohkem kui nad soovivad seda näidata.</text:p>
      <text:p text:style-name="Text_20_body"/>
      <text:p text:style-name="P9"><text:span text:style-name="T27">K</text:span>asutatud kirjandus.</text:p>
      <text:list xml:id="list3814862611984163897" text:style-name="L2">
        <text:list-item>
          <text:p text:style-name="P23"><text:a xlink:type="simple" xlink:href="https://et.wikipedia.org/wiki/Android_(operatsioonisüsteem" text:style-name="Internet_20_link" text:visited-style-name="Visited_20_Internet_20_Link">https://et.wikipedia.org/wiki/Android_(operatsioonis%C3%BCsteem</text:a>)</text:p>
        </text:list-item>
        <text:list-item>
          <text:p text:style-name="P23"><text:a xlink:type="simple" xlink:href="https://et.wikipedia.org/wiki/IOS" text:style-name="Internet_20_link" text:visited-style-name="Visited_20_Internet_20_Link">https://et.wikipedia.org/wiki/IOS</text:a></text:p>
        </text:list-item>
        <text:list-item>
          <text:p text:style-name="P23"><text:a xlink:type="simple" xlink:href="https://rus.postimees.ee/4115329/ios-vs-android-kto-pervym-pridumal-glavnye-fishki-mobilnyh-os" text:style-name="Internet_20_link" text:visited-style-name="Visited_20_Internet_20_Link">https://rus.postimees.ee/4115329/ios-vs-android-kto-pervym-pridumal-glavnye-fishki-mobilnyh-os</text:a></text:p>
          <text:p text:style-name="P2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nux Libertine" svg:font-family="'Linux Libertine', Georgia, Times, serif"/>
    <style:font-face style:name="Mangal2" svg:font-family="Mangal"/>
    <style:font-face style:name="OpenSymbol" svg:font-family="OpenSymbol"/>
    <style:font-face style:name="sans-serif" svg:font-family="sans-serif"/>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ook Antiqua" svg:font-family="'Book Antiqua'"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1"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1"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1" style:font-size-complex="12pt" style:font-weight-complex="bold"/>
    </style:style>
    <style:style style:name="_3f__3f__3f__3f__3f__3f__3f__20_1_7e_LT_7e_Gliederung_20_1" style:display-name="??????? 1~LT~Gliederung 1" style:family="paragraph" style:default-outline-level="" style:list-style-name="">
      <style:paragraph-properties fo:margin-top="0cm" fo:margin-bottom="0.499cm" fo:line-height="100%" fo:orphans="0" fo:widows="0" fo:hyphenation-ladder-count="no-limit" style:writing-mode="lr-tb"/>
      <style:text-properties fo:color="#ffffff" style:font-name="Mangal" fo:font-size="28pt" fo:language="de" fo:country="DE" style:letter-kerning="true" style:font-name-asian="Mangal1" style:font-size-asian="28pt" style:language-asian="ja" style:country-asian="JP" style:font-name-complex="Mangal1" style:font-size-complex="28pt" style:language-complex="fa" style:country-complex="IR"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9-04T17:43:58.21</meta:creation-date>
    <dc:date>2018-09-16T13:29:10.69</dc:date>
    <meta:editing-duration>PT49M3S</meta:editing-duration>
    <meta:editing-cycles>4</meta:editing-cycles>
    <meta:generator>OpenOffice/4.1.3$Win32 OpenOffice.org_project/413m1$Build-9783</meta:generator>
    <meta:document-statistic meta:table-count="0" meta:image-count="12" meta:object-count="0" meta:page-count="15" meta:paragraph-count="140" meta:word-count="3444" meta:character-count="26760"/>
  </office:meta>
</office:document-meta>
</file>